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85.5pt"/>
    </style:style>
    <style:style style:name="co7" style:family="table-column">
      <style:table-column-properties fo:break-before="auto" style:column-width="299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I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un py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ull_back</text:p>
          </table:table-cell>
        </table:table-row>
        <table:table-row table:style-name="ro1">
          <table:table-cell office:value-type="string" calcext:value-type="string">
            <text:p>120.78.189.151</text:p>
          </table:table-cell>
          <table:table-cell office:value-type="float" office:value="0" calcext:value-type="float">
            <text:p>0</text:p>
          </table:table-cell>
          <table:table-cell office:value-type="float" office:value="6204" calcext:value-type="float">
            <text:p>6204</text:p>
          </table:table-cell>
          <table:table-cell table:formula="of:=&quot;scp * &quot;&amp;[.A2]&amp;&quot;:~/Downloads/oeis/&quot;" office:value-type="string" office:string-value="scp * 120.78.189.151:~/Downloads/oeis/" calcext:value-type="string">
            <text:p>scp * 120.78.189.151:~/Downloads/oeis/</text:p>
          </table:table-cell>
          <table:table-cell table:formula="of:=&quot;ssh &quot;&amp;[.A2]" office:value-type="string" office:string-value="ssh 120.78.189.151" calcext:value-type="string">
            <text:p>ssh 120.78.189.151</text:p>
          </table:table-cell>
          <table:table-cell table:formula="of:=&quot;cd ~/Downloads/oeis/ ; mkdir data ; echo &quot; &amp; [.B2] &amp; &quot; &gt; begin.txt ; echo &quot; &amp; [.B2] &amp; &quot; &gt; lastans.txt ; echo &quot; &amp; [.C2] &amp; &quot; &gt; end.txt; nohup ~/anaconda3/bin/python3 fetch.py &amp; &quot;" office:value-type="string" office:string-value="cd ~/Downloads/oeis/ ; mkdir data ; echo 0 &gt; begin.txt ; echo 0 &gt; lastans.txt ; echo 6204 &gt; end.txt; nohup ~/anaconda3/bin/python3 fetch.py &amp; " calcext:value-type="string">
            <text:p>cd ~/Downloads/oeis/ ; mkdir data ; echo 0 &gt; begin.txt ; echo 0 &gt; lastans.txt ; echo 620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]&amp;&quot;_&quot;&amp;[.C2]&amp;&quot;.zip data&quot;" office:value-type="string" office:string-value="zip -r data_0_6204.zip data" calcext:value-type="string">
            <text:p>zip -r data_0_6204.zip data</text:p>
          </table:table-cell>
          <table:table-cell table:formula="of:=&quot;scp &quot;&amp;[.A2]&amp;&quot;:~/Downloads/oeis/data_&quot;&amp;[.B2]&amp;&quot;_&quot;&amp;[.C2]&amp;&quot;.zip .&quot;" office:value-type="string" office:string-value="scp 120.78.189.151:~/Downloads/oeis/data_0_6204.zip ." calcext:value-type="string">
            <text:p>scp 120.78.189.151:~/Downloads/oeis/data_0_6204.zip .</text:p>
          </table:table-cell>
        </table:table-row>
        <table:table-row table:style-name="ro1">
          <table:table-cell office:value-type="string" calcext:value-type="string">
            <text:p>39.108.188.145</text:p>
          </table:table-cell>
          <table:table-cell office:value-type="float" office:value="6204" calcext:value-type="float">
            <text:p>6204</text:p>
          </table:table-cell>
          <table:table-cell office:value-type="float" office:value="12408" calcext:value-type="float">
            <text:p>12408</text:p>
          </table:table-cell>
          <table:table-cell table:formula="of:=&quot;scp * &quot;&amp;[.A3]&amp;&quot;:~/Downloads/oeis/&quot;" office:value-type="string" office:string-value="scp * 39.108.188.145:~/Downloads/oeis/" calcext:value-type="string">
            <text:p>scp * 39.108.188.145:~/Downloads/oeis/</text:p>
          </table:table-cell>
          <table:table-cell table:formula="of:=&quot;ssh &quot;&amp;[.A3]" office:value-type="string" office:string-value="ssh 39.108.188.145" calcext:value-type="string">
            <text:p>ssh 39.108.188.145</text:p>
          </table:table-cell>
          <table:table-cell table:formula="of:=&quot;cd ~/Downloads/oeis/ ; mkdir data ; echo &quot; &amp; [.B3] &amp; &quot; &gt; begin.txt ; echo &quot; &amp; [.B3] &amp; &quot; &gt; lastans.txt ; echo &quot; &amp; [.C3] &amp; &quot; &gt; end.txt; nohup ~/anaconda3/bin/python3 fetch.py &amp; &quot;" office:value-type="string" office:string-value="cd ~/Downloads/oeis/ ; mkdir data ; echo 6204 &gt; begin.txt ; echo 6204 &gt; lastans.txt ; echo 12408 &gt; end.txt; nohup ~/anaconda3/bin/python3 fetch.py &amp; " calcext:value-type="string">
            <text:p>cd ~/Downloads/oeis/ ; mkdir data ; echo 6204 &gt; begin.txt ; echo 6204 &gt; lastans.txt ; echo 1240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3]&amp;&quot;_&quot;&amp;[.C3]&amp;&quot;.zip data&quot;" office:value-type="string" office:string-value="zip -r data_6204_12408.zip data" calcext:value-type="string">
            <text:p>zip -r data_6204_12408.zip data</text:p>
          </table:table-cell>
          <table:table-cell table:formula="of:=&quot;scp &quot;&amp;[.A3]&amp;&quot;:~/Downloads/oeis/data_&quot;&amp;[.B3]&amp;&quot;_&quot;&amp;[.C3]&amp;&quot;.zip .&quot;" office:value-type="string" office:string-value="scp 39.108.188.145:~/Downloads/oeis/data_6204_12408.zip ." calcext:value-type="string">
            <text:p>scp 39.108.188.145:~/Downloads/oeis/data_6204_12408.zip .</text:p>
          </table:table-cell>
        </table:table-row>
        <table:table-row table:style-name="ro1">
          <table:table-cell office:value-type="string" calcext:value-type="string">
            <text:p>39.108.121.129</text:p>
          </table:table-cell>
          <table:table-cell office:value-type="float" office:value="12408" calcext:value-type="float">
            <text:p>12408</text:p>
          </table:table-cell>
          <table:table-cell office:value-type="float" office:value="18612" calcext:value-type="float">
            <text:p>18612</text:p>
          </table:table-cell>
          <table:table-cell table:formula="of:=&quot;scp * &quot;&amp;[.A4]&amp;&quot;:~/Downloads/oeis/&quot;" office:value-type="string" office:string-value="scp * 39.108.121.129:~/Downloads/oeis/" calcext:value-type="string">
            <text:p>scp * 39.108.121.129:~/Downloads/oeis/</text:p>
          </table:table-cell>
          <table:table-cell table:formula="of:=&quot;ssh &quot;&amp;[.A4]" office:value-type="string" office:string-value="ssh 39.108.121.129" calcext:value-type="string">
            <text:p>ssh 39.108.121.129</text:p>
          </table:table-cell>
          <table:table-cell table:formula="of:=&quot;cd ~/Downloads/oeis/ ; mkdir data ; echo &quot; &amp; [.B4] &amp; &quot; &gt; begin.txt ; echo &quot; &amp; [.B4] &amp; &quot; &gt; lastans.txt ; echo &quot; &amp; [.C4] &amp; &quot; &gt; end.txt; nohup ~/anaconda3/bin/python3 fetch.py &amp; &quot;" office:value-type="string" office:string-value="cd ~/Downloads/oeis/ ; mkdir data ; echo 12408 &gt; begin.txt ; echo 12408 &gt; lastans.txt ; echo 18612 &gt; end.txt; nohup ~/anaconda3/bin/python3 fetch.py &amp; " calcext:value-type="string">
            <text:p>cd ~/Downloads/oeis/ ; mkdir data ; echo 12408 &gt; begin.txt ; echo 12408 &gt; lastans.txt ; echo 1861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4]&amp;&quot;_&quot;&amp;[.C4]&amp;&quot;.zip data&quot;" office:value-type="string" office:string-value="zip -r data_12408_18612.zip data" calcext:value-type="string">
            <text:p>zip -r data_12408_18612.zip data</text:p>
          </table:table-cell>
          <table:table-cell table:formula="of:=&quot;scp &quot;&amp;[.A4]&amp;&quot;:~/Downloads/oeis/data_&quot;&amp;[.B4]&amp;&quot;_&quot;&amp;[.C4]&amp;&quot;.zip .&quot;" office:value-type="string" office:string-value="scp 39.108.121.129:~/Downloads/oeis/data_12408_18612.zip ." calcext:value-type="string">
            <text:p>scp 39.108.121.129:~/Downloads/oeis/data_12408_18612.zip .</text:p>
          </table:table-cell>
        </table:table-row>
        <table:table-row table:style-name="ro1">
          <table:table-cell office:value-type="string" calcext:value-type="string">
            <text:p>39.108.75.74</text:p>
          </table:table-cell>
          <table:table-cell office:value-type="float" office:value="18612" calcext:value-type="float">
            <text:p>18612</text:p>
          </table:table-cell>
          <table:table-cell office:value-type="float" office:value="24816" calcext:value-type="float">
            <text:p>24816</text:p>
          </table:table-cell>
          <table:table-cell table:formula="of:=&quot;scp * &quot;&amp;[.A5]&amp;&quot;:~/Downloads/oeis/&quot;" office:value-type="string" office:string-value="scp * 39.108.75.74:~/Downloads/oeis/" calcext:value-type="string">
            <text:p>scp * 39.108.75.74:~/Downloads/oeis/</text:p>
          </table:table-cell>
          <table:table-cell table:formula="of:=&quot;ssh &quot;&amp;[.A5]" office:value-type="string" office:string-value="ssh 39.108.75.74" calcext:value-type="string">
            <text:p>ssh 39.108.75.74</text:p>
          </table:table-cell>
          <table:table-cell table:formula="of:=&quot;cd ~/Downloads/oeis/ ; mkdir data ; echo &quot; &amp; [.B5] &amp; &quot; &gt; begin.txt ; echo &quot; &amp; [.B5] &amp; &quot; &gt; lastans.txt ; echo &quot; &amp; [.C5] &amp; &quot; &gt; end.txt; nohup ~/anaconda3/bin/python3 fetch.py &amp; &quot;" office:value-type="string" office:string-value="cd ~/Downloads/oeis/ ; mkdir data ; echo 18612 &gt; begin.txt ; echo 18612 &gt; lastans.txt ; echo 24816 &gt; end.txt; nohup ~/anaconda3/bin/python3 fetch.py &amp; " calcext:value-type="string">
            <text:p>cd ~/Downloads/oeis/ ; mkdir data ; echo 18612 &gt; begin.txt ; echo 18612 &gt; lastans.txt ; echo 2481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5]&amp;&quot;_&quot;&amp;[.C5]&amp;&quot;.zip data&quot;" office:value-type="string" office:string-value="zip -r data_18612_24816.zip data" calcext:value-type="string">
            <text:p>zip -r data_18612_24816.zip data</text:p>
          </table:table-cell>
          <table:table-cell table:formula="of:=&quot;scp &quot;&amp;[.A5]&amp;&quot;:~/Downloads/oeis/data_&quot;&amp;[.B5]&amp;&quot;_&quot;&amp;[.C5]&amp;&quot;.zip .&quot;" office:value-type="string" office:string-value="scp 39.108.75.74:~/Downloads/oeis/data_18612_24816.zip ." calcext:value-type="string">
            <text:p>scp 39.108.75.74:~/Downloads/oeis/data_18612_24816.zip .</text:p>
          </table:table-cell>
        </table:table-row>
        <table:table-row table:style-name="ro1">
          <table:table-cell office:value-type="string" calcext:value-type="string">
            <text:p>39.108.115.99</text:p>
          </table:table-cell>
          <table:table-cell office:value-type="float" office:value="24816" calcext:value-type="float">
            <text:p>24816</text:p>
          </table:table-cell>
          <table:table-cell office:value-type="float" office:value="31020" calcext:value-type="float">
            <text:p>31020</text:p>
          </table:table-cell>
          <table:table-cell table:formula="of:=&quot;scp * &quot;&amp;[.A6]&amp;&quot;:~/Downloads/oeis/&quot;" office:value-type="string" office:string-value="scp * 39.108.115.99:~/Downloads/oeis/" calcext:value-type="string">
            <text:p>scp * 39.108.115.99:~/Downloads/oeis/</text:p>
          </table:table-cell>
          <table:table-cell table:formula="of:=&quot;ssh &quot;&amp;[.A6]" office:value-type="string" office:string-value="ssh 39.108.115.99" calcext:value-type="string">
            <text:p>ssh 39.108.115.99</text:p>
          </table:table-cell>
          <table:table-cell table:formula="of:=&quot;cd ~/Downloads/oeis/ ; mkdir data ; echo &quot; &amp; [.B6] &amp; &quot; &gt; begin.txt ; echo &quot; &amp; [.B6] &amp; &quot; &gt; lastans.txt ; echo &quot; &amp; [.C6] &amp; &quot; &gt; end.txt; nohup ~/anaconda3/bin/python3 fetch.py &amp; &quot;" office:value-type="string" office:string-value="cd ~/Downloads/oeis/ ; mkdir data ; echo 24816 &gt; begin.txt ; echo 24816 &gt; lastans.txt ; echo 31020 &gt; end.txt; nohup ~/anaconda3/bin/python3 fetch.py &amp; " calcext:value-type="string">
            <text:p>cd ~/Downloads/oeis/ ; mkdir data ; echo 24816 &gt; begin.txt ; echo 24816 &gt; lastans.txt ; echo 3102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6]&amp;&quot;_&quot;&amp;[.C6]&amp;&quot;.zip data&quot;" office:value-type="string" office:string-value="zip -r data_24816_31020.zip data" calcext:value-type="string">
            <text:p>zip -r data_24816_31020.zip data</text:p>
          </table:table-cell>
          <table:table-cell table:formula="of:=&quot;scp &quot;&amp;[.A6]&amp;&quot;:~/Downloads/oeis/data_&quot;&amp;[.B6]&amp;&quot;_&quot;&amp;[.C6]&amp;&quot;.zip .&quot;" office:value-type="string" office:string-value="scp 39.108.115.99:~/Downloads/oeis/data_24816_31020.zip ." calcext:value-type="string">
            <text:p>scp 39.108.115.99:~/Downloads/oeis/data_24816_31020.zip .</text:p>
          </table:table-cell>
        </table:table-row>
        <table:table-row table:style-name="ro1">
          <table:table-cell office:value-type="string" calcext:value-type="string">
            <text:p>120.78.164.57</text:p>
          </table:table-cell>
          <table:table-cell office:value-type="float" office:value="31020" calcext:value-type="float">
            <text:p>31020</text:p>
          </table:table-cell>
          <table:table-cell office:value-type="float" office:value="37224" calcext:value-type="float">
            <text:p>37224</text:p>
          </table:table-cell>
          <table:table-cell table:formula="of:=&quot;scp * &quot;&amp;[.A7]&amp;&quot;:~/Downloads/oeis/&quot;" office:value-type="string" office:string-value="scp * 120.78.164.57:~/Downloads/oeis/" calcext:value-type="string">
            <text:p>scp * 120.78.164.57:~/Downloads/oeis/</text:p>
          </table:table-cell>
          <table:table-cell table:formula="of:=&quot;ssh &quot;&amp;[.A7]" office:value-type="string" office:string-value="ssh 120.78.164.57" calcext:value-type="string">
            <text:p>ssh 120.78.164.57</text:p>
          </table:table-cell>
          <table:table-cell table:formula="of:=&quot;cd ~/Downloads/oeis/ ; mkdir data ; echo &quot; &amp; [.B7] &amp; &quot; &gt; begin.txt ; echo &quot; &amp; [.B7] &amp; &quot; &gt; lastans.txt ; echo &quot; &amp; [.C7] &amp; &quot; &gt; end.txt; nohup ~/anaconda3/bin/python3 fetch.py &amp; &quot;" office:value-type="string" office:string-value="cd ~/Downloads/oeis/ ; mkdir data ; echo 31020 &gt; begin.txt ; echo 31020 &gt; lastans.txt ; echo 37224 &gt; end.txt; nohup ~/anaconda3/bin/python3 fetch.py &amp; " calcext:value-type="string">
            <text:p>cd ~/Downloads/oeis/ ; mkdir data ; echo 31020 &gt; begin.txt ; echo 31020 &gt; lastans.txt ; echo 3722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7]&amp;&quot;_&quot;&amp;[.C7]&amp;&quot;.zip data&quot;" office:value-type="string" office:string-value="zip -r data_31020_37224.zip data" calcext:value-type="string">
            <text:p>zip -r data_31020_37224.zip data</text:p>
          </table:table-cell>
          <table:table-cell table:formula="of:=&quot;scp &quot;&amp;[.A7]&amp;&quot;:~/Downloads/oeis/data_&quot;&amp;[.B7]&amp;&quot;_&quot;&amp;[.C7]&amp;&quot;.zip .&quot;" office:value-type="string" office:string-value="scp 120.78.164.57:~/Downloads/oeis/data_31020_37224.zip ." calcext:value-type="string">
            <text:p>scp 120.78.164.57:~/Downloads/oeis/data_31020_37224.zip .</text:p>
          </table:table-cell>
        </table:table-row>
        <table:table-row table:style-name="ro1">
          <table:table-cell office:value-type="string" calcext:value-type="string">
            <text:p>112.74.42.109</text:p>
          </table:table-cell>
          <table:table-cell office:value-type="float" office:value="37224" calcext:value-type="float">
            <text:p>37224</text:p>
          </table:table-cell>
          <table:table-cell office:value-type="float" office:value="43428" calcext:value-type="float">
            <text:p>43428</text:p>
          </table:table-cell>
          <table:table-cell table:formula="of:=&quot;scp * &quot;&amp;[.A8]&amp;&quot;:~/Downloads/oeis/&quot;" office:value-type="string" office:string-value="scp * 112.74.42.109:~/Downloads/oeis/" calcext:value-type="string">
            <text:p>scp * 112.74.42.109:~/Downloads/oeis/</text:p>
          </table:table-cell>
          <table:table-cell table:formula="of:=&quot;ssh &quot;&amp;[.A8]" office:value-type="string" office:string-value="ssh 112.74.42.109" calcext:value-type="string">
            <text:p>ssh 112.74.42.109</text:p>
          </table:table-cell>
          <table:table-cell table:formula="of:=&quot;cd ~/Downloads/oeis/ ; mkdir data ; echo &quot; &amp; [.B8] &amp; &quot; &gt; begin.txt ; echo &quot; &amp; [.B8] &amp; &quot; &gt; lastans.txt ; echo &quot; &amp; [.C8] &amp; &quot; &gt; end.txt; nohup ~/anaconda3/bin/python3 fetch.py &amp; &quot;" office:value-type="string" office:string-value="cd ~/Downloads/oeis/ ; mkdir data ; echo 37224 &gt; begin.txt ; echo 37224 &gt; lastans.txt ; echo 43428 &gt; end.txt; nohup ~/anaconda3/bin/python3 fetch.py &amp; " calcext:value-type="string">
            <text:p>cd ~/Downloads/oeis/ ; mkdir data ; echo 37224 &gt; begin.txt ; echo 37224 &gt; lastans.txt ; echo 4342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8]&amp;&quot;_&quot;&amp;[.C8]&amp;&quot;.zip data&quot;" office:value-type="string" office:string-value="zip -r data_37224_43428.zip data" calcext:value-type="string">
            <text:p>zip -r data_37224_43428.zip data</text:p>
          </table:table-cell>
          <table:table-cell table:formula="of:=&quot;scp &quot;&amp;[.A8]&amp;&quot;:~/Downloads/oeis/data_&quot;&amp;[.B8]&amp;&quot;_&quot;&amp;[.C8]&amp;&quot;.zip .&quot;" office:value-type="string" office:string-value="scp 112.74.42.109:~/Downloads/oeis/data_37224_43428.zip ." calcext:value-type="string">
            <text:p>scp 112.74.42.109:~/Downloads/oeis/data_37224_43428.zip .</text:p>
          </table:table-cell>
        </table:table-row>
        <table:table-row table:style-name="ro1">
          <table:table-cell office:value-type="string" calcext:value-type="string">
            <text:p>120.79.88.103</text:p>
          </table:table-cell>
          <table:table-cell office:value-type="float" office:value="43428" calcext:value-type="float">
            <text:p>43428</text:p>
          </table:table-cell>
          <table:table-cell office:value-type="float" office:value="49632" calcext:value-type="float">
            <text:p>49632</text:p>
          </table:table-cell>
          <table:table-cell table:formula="of:=&quot;scp * &quot;&amp;[.A9]&amp;&quot;:~/Downloads/oeis/&quot;" office:value-type="string" office:string-value="scp * 120.79.88.103:~/Downloads/oeis/" calcext:value-type="string">
            <text:p>scp * 120.79.88.103:~/Downloads/oeis/</text:p>
          </table:table-cell>
          <table:table-cell table:formula="of:=&quot;ssh &quot;&amp;[.A9]" office:value-type="string" office:string-value="ssh 120.79.88.103" calcext:value-type="string">
            <text:p>ssh 120.79.88.103</text:p>
          </table:table-cell>
          <table:table-cell table:formula="of:=&quot;cd ~/Downloads/oeis/ ; mkdir data ; echo &quot; &amp; [.B9] &amp; &quot; &gt; begin.txt ; echo &quot; &amp; [.B9] &amp; &quot; &gt; lastans.txt ; echo &quot; &amp; [.C9] &amp; &quot; &gt; end.txt; nohup ~/anaconda3/bin/python3 fetch.py &amp; &quot;" office:value-type="string" office:string-value="cd ~/Downloads/oeis/ ; mkdir data ; echo 43428 &gt; begin.txt ; echo 43428 &gt; lastans.txt ; echo 49632 &gt; end.txt; nohup ~/anaconda3/bin/python3 fetch.py &amp; " calcext:value-type="string">
            <text:p>cd ~/Downloads/oeis/ ; mkdir data ; echo 43428 &gt; begin.txt ; echo 43428 &gt; lastans.txt ; echo 4963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9]&amp;&quot;_&quot;&amp;[.C9]&amp;&quot;.zip data&quot;" office:value-type="string" office:string-value="zip -r data_43428_49632.zip data" calcext:value-type="string">
            <text:p>zip -r data_43428_49632.zip data</text:p>
          </table:table-cell>
          <table:table-cell table:formula="of:=&quot;scp &quot;&amp;[.A9]&amp;&quot;:~/Downloads/oeis/data_&quot;&amp;[.B9]&amp;&quot;_&quot;&amp;[.C9]&amp;&quot;.zip .&quot;" office:value-type="string" office:string-value="scp 120.79.88.103:~/Downloads/oeis/data_43428_49632.zip ." calcext:value-type="string">
            <text:p>scp 120.79.88.103:~/Downloads/oeis/data_43428_49632.zip .</text:p>
          </table:table-cell>
        </table:table-row>
        <table:table-row table:style-name="ro1">
          <table:table-cell office:value-type="string" calcext:value-type="string">
            <text:p>120.79.58.42</text:p>
          </table:table-cell>
          <table:table-cell office:value-type="float" office:value="49632" calcext:value-type="float">
            <text:p>49632</text:p>
          </table:table-cell>
          <table:table-cell office:value-type="float" office:value="55836" calcext:value-type="float">
            <text:p>55836</text:p>
          </table:table-cell>
          <table:table-cell table:formula="of:=&quot;scp * &quot;&amp;[.A10]&amp;&quot;:~/Downloads/oeis/&quot;" office:value-type="string" office:string-value="scp * 120.79.58.42:~/Downloads/oeis/" calcext:value-type="string">
            <text:p>scp * 120.79.58.42:~/Downloads/oeis/</text:p>
          </table:table-cell>
          <table:table-cell table:formula="of:=&quot;ssh &quot;&amp;[.A10]" office:value-type="string" office:string-value="ssh 120.79.58.42" calcext:value-type="string">
            <text:p>ssh 120.79.58.42</text:p>
          </table:table-cell>
          <table:table-cell table:formula="of:=&quot;cd ~/Downloads/oeis/ ; mkdir data ; echo &quot; &amp; [.B10] &amp; &quot; &gt; begin.txt ; echo &quot; &amp; [.B10] &amp; &quot; &gt; lastans.txt ; echo &quot; &amp; [.C10] &amp; &quot; &gt; end.txt; nohup ~/anaconda3/bin/python3 fetch.py &amp; &quot;" office:value-type="string" office:string-value="cd ~/Downloads/oeis/ ; mkdir data ; echo 49632 &gt; begin.txt ; echo 49632 &gt; lastans.txt ; echo 55836 &gt; end.txt; nohup ~/anaconda3/bin/python3 fetch.py &amp; " calcext:value-type="string">
            <text:p>cd ~/Downloads/oeis/ ; mkdir data ; echo 49632 &gt; begin.txt ; echo 49632 &gt; lastans.txt ; echo 5583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0]&amp;&quot;_&quot;&amp;[.C10]&amp;&quot;.zip data&quot;" office:value-type="string" office:string-value="zip -r data_49632_55836.zip data" calcext:value-type="string">
            <text:p>zip -r data_49632_55836.zip data</text:p>
          </table:table-cell>
          <table:table-cell table:formula="of:=&quot;scp &quot;&amp;[.A10]&amp;&quot;:~/Downloads/oeis/data_&quot;&amp;[.B10]&amp;&quot;_&quot;&amp;[.C10]&amp;&quot;.zip .&quot;" office:value-type="string" office:string-value="scp 120.79.58.42:~/Downloads/oeis/data_49632_55836.zip ." calcext:value-type="string">
            <text:p>scp 120.79.58.42:~/Downloads/oeis/data_49632_55836.zip .</text:p>
          </table:table-cell>
        </table:table-row>
        <table:table-row table:style-name="ro1">
          <table:table-cell office:value-type="string" calcext:value-type="string">
            <text:p>120.79.148.35</text:p>
          </table:table-cell>
          <table:table-cell office:value-type="float" office:value="55836" calcext:value-type="float">
            <text:p>55836</text:p>
          </table:table-cell>
          <table:table-cell office:value-type="float" office:value="62040" calcext:value-type="float">
            <text:p>62040</text:p>
          </table:table-cell>
          <table:table-cell table:formula="of:=&quot;scp * &quot;&amp;[.A11]&amp;&quot;:~/Downloads/oeis/&quot;" office:value-type="string" office:string-value="scp * 120.79.148.35:~/Downloads/oeis/" calcext:value-type="string">
            <text:p>scp * 120.79.148.35:~/Downloads/oeis/</text:p>
          </table:table-cell>
          <table:table-cell table:formula="of:=&quot;ssh &quot;&amp;[.A11]" office:value-type="string" office:string-value="ssh 120.79.148.35" calcext:value-type="string">
            <text:p>ssh 120.79.148.35</text:p>
          </table:table-cell>
          <table:table-cell table:formula="of:=&quot;cd ~/Downloads/oeis/ ; mkdir data ; echo &quot; &amp; [.B11] &amp; &quot; &gt; begin.txt ; echo &quot; &amp; [.B11] &amp; &quot; &gt; lastans.txt ; echo &quot; &amp; [.C11] &amp; &quot; &gt; end.txt; nohup ~/anaconda3/bin/python3 fetch.py &amp; &quot;" office:value-type="string" office:string-value="cd ~/Downloads/oeis/ ; mkdir data ; echo 55836 &gt; begin.txt ; echo 55836 &gt; lastans.txt ; echo 62040 &gt; end.txt; nohup ~/anaconda3/bin/python3 fetch.py &amp; " calcext:value-type="string">
            <text:p>cd ~/Downloads/oeis/ ; mkdir data ; echo 55836 &gt; begin.txt ; echo 55836 &gt; lastans.txt ; echo 6204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1]&amp;&quot;_&quot;&amp;[.C11]&amp;&quot;.zip data&quot;" office:value-type="string" office:string-value="zip -r data_55836_62040.zip data" calcext:value-type="string">
            <text:p>zip -r data_55836_62040.zip data</text:p>
          </table:table-cell>
          <table:table-cell table:formula="of:=&quot;scp &quot;&amp;[.A11]&amp;&quot;:~/Downloads/oeis/data_&quot;&amp;[.B11]&amp;&quot;_&quot;&amp;[.C11]&amp;&quot;.zip .&quot;" office:value-type="string" office:string-value="scp 120.79.148.35:~/Downloads/oeis/data_55836_62040.zip ." calcext:value-type="string">
            <text:p>scp 120.79.148.35:~/Downloads/oeis/data_55836_62040.zip .</text:p>
          </table:table-cell>
        </table:table-row>
        <table:table-row table:style-name="ro1">
          <table:table-cell office:value-type="string" calcext:value-type="string">
            <text:p>39.108.169.231</text:p>
          </table:table-cell>
          <table:table-cell office:value-type="float" office:value="62040" calcext:value-type="float">
            <text:p>62040</text:p>
          </table:table-cell>
          <table:table-cell office:value-type="float" office:value="68244" calcext:value-type="float">
            <text:p>68244</text:p>
          </table:table-cell>
          <table:table-cell table:formula="of:=&quot;scp * &quot;&amp;[.A12]&amp;&quot;:~/Downloads/oeis/&quot;" office:value-type="string" office:string-value="scp * 39.108.169.231:~/Downloads/oeis/" calcext:value-type="string">
            <text:p>scp * 39.108.169.231:~/Downloads/oeis/</text:p>
          </table:table-cell>
          <table:table-cell table:formula="of:=&quot;ssh &quot;&amp;[.A12]" office:value-type="string" office:string-value="ssh 39.108.169.231" calcext:value-type="string">
            <text:p>ssh 39.108.169.231</text:p>
          </table:table-cell>
          <table:table-cell table:formula="of:=&quot;cd ~/Downloads/oeis/ ; mkdir data ; echo &quot; &amp; [.B12] &amp; &quot; &gt; begin.txt ; echo &quot; &amp; [.B12] &amp; &quot; &gt; lastans.txt ; echo &quot; &amp; [.C12] &amp; &quot; &gt; end.txt; nohup ~/anaconda3/bin/python3 fetch.py &amp; &quot;" office:value-type="string" office:string-value="cd ~/Downloads/oeis/ ; mkdir data ; echo 62040 &gt; begin.txt ; echo 62040 &gt; lastans.txt ; echo 68244 &gt; end.txt; nohup ~/anaconda3/bin/python3 fetch.py &amp; " calcext:value-type="string">
            <text:p>cd ~/Downloads/oeis/ ; mkdir data ; echo 62040 &gt; begin.txt ; echo 62040 &gt; lastans.txt ; echo 6824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2]&amp;&quot;_&quot;&amp;[.C12]&amp;&quot;.zip data&quot;" office:value-type="string" office:string-value="zip -r data_62040_68244.zip data" calcext:value-type="string">
            <text:p>zip -r data_62040_68244.zip data</text:p>
          </table:table-cell>
          <table:table-cell table:formula="of:=&quot;scp &quot;&amp;[.A12]&amp;&quot;:~/Downloads/oeis/data_&quot;&amp;[.B12]&amp;&quot;_&quot;&amp;[.C12]&amp;&quot;.zip .&quot;" office:value-type="string" office:string-value="scp 39.108.169.231:~/Downloads/oeis/data_62040_68244.zip ." calcext:value-type="string">
            <text:p>scp 39.108.169.231:~/Downloads/oeis/data_62040_68244.zip .</text:p>
          </table:table-cell>
        </table:table-row>
        <table:table-row table:style-name="ro1">
          <table:table-cell office:value-type="string" calcext:value-type="string">
            <text:p>120.77.43.61</text:p>
          </table:table-cell>
          <table:table-cell office:value-type="float" office:value="68244" calcext:value-type="float">
            <text:p>68244</text:p>
          </table:table-cell>
          <table:table-cell office:value-type="float" office:value="74448" calcext:value-type="float">
            <text:p>74448</text:p>
          </table:table-cell>
          <table:table-cell table:formula="of:=&quot;scp * &quot;&amp;[.A13]&amp;&quot;:~/Downloads/oeis/&quot;" office:value-type="string" office:string-value="scp * 120.77.43.61:~/Downloads/oeis/" calcext:value-type="string">
            <text:p>scp * 120.77.43.61:~/Downloads/oeis/</text:p>
          </table:table-cell>
          <table:table-cell table:formula="of:=&quot;ssh &quot;&amp;[.A13]" office:value-type="string" office:string-value="ssh 120.77.43.61" calcext:value-type="string">
            <text:p>ssh 120.77.43.61</text:p>
          </table:table-cell>
          <table:table-cell table:formula="of:=&quot;cd ~/Downloads/oeis/ ; mkdir data ; echo &quot; &amp; [.B13] &amp; &quot; &gt; begin.txt ; echo &quot; &amp; [.B13] &amp; &quot; &gt; lastans.txt ; echo &quot; &amp; [.C13] &amp; &quot; &gt; end.txt; nohup ~/anaconda3/bin/python3 fetch.py &amp; &quot;" office:value-type="string" office:string-value="cd ~/Downloads/oeis/ ; mkdir data ; echo 68244 &gt; begin.txt ; echo 68244 &gt; lastans.txt ; echo 74448 &gt; end.txt; nohup ~/anaconda3/bin/python3 fetch.py &amp; " calcext:value-type="string">
            <text:p>cd ~/Downloads/oeis/ ; mkdir data ; echo 68244 &gt; begin.txt ; echo 68244 &gt; lastans.txt ; echo 7444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3]&amp;&quot;_&quot;&amp;[.C13]&amp;&quot;.zip data&quot;" office:value-type="string" office:string-value="zip -r data_68244_74448.zip data" calcext:value-type="string">
            <text:p>zip -r data_68244_74448.zip data</text:p>
          </table:table-cell>
          <table:table-cell table:formula="of:=&quot;scp &quot;&amp;[.A13]&amp;&quot;:~/Downloads/oeis/data_&quot;&amp;[.B13]&amp;&quot;_&quot;&amp;[.C13]&amp;&quot;.zip .&quot;" office:value-type="string" office:string-value="scp 120.77.43.61:~/Downloads/oeis/data_68244_74448.zip ." calcext:value-type="string">
            <text:p>scp 120.77.43.61:~/Downloads/oeis/data_68244_74448.zip .</text:p>
          </table:table-cell>
        </table:table-row>
        <table:table-row table:style-name="ro1">
          <table:table-cell office:value-type="string" calcext:value-type="string">
            <text:p>39.108.71.82</text:p>
          </table:table-cell>
          <table:table-cell office:value-type="float" office:value="74448" calcext:value-type="float">
            <text:p>74448</text:p>
          </table:table-cell>
          <table:table-cell office:value-type="float" office:value="80652" calcext:value-type="float">
            <text:p>80652</text:p>
          </table:table-cell>
          <table:table-cell table:formula="of:=&quot;scp * &quot;&amp;[.A14]&amp;&quot;:~/Downloads/oeis/&quot;" office:value-type="string" office:string-value="scp * 39.108.71.82:~/Downloads/oeis/" calcext:value-type="string">
            <text:p>scp * 39.108.71.82:~/Downloads/oeis/</text:p>
          </table:table-cell>
          <table:table-cell table:formula="of:=&quot;ssh &quot;&amp;[.A14]" office:value-type="string" office:string-value="ssh 39.108.71.82" calcext:value-type="string">
            <text:p>ssh 39.108.71.82</text:p>
          </table:table-cell>
          <table:table-cell table:formula="of:=&quot;cd ~/Downloads/oeis/ ; mkdir data ; echo &quot; &amp; [.B14] &amp; &quot; &gt; begin.txt ; echo &quot; &amp; [.B14] &amp; &quot; &gt; lastans.txt ; echo &quot; &amp; [.C14] &amp; &quot; &gt; end.txt; nohup ~/anaconda3/bin/python3 fetch.py &amp; &quot;" office:value-type="string" office:string-value="cd ~/Downloads/oeis/ ; mkdir data ; echo 74448 &gt; begin.txt ; echo 74448 &gt; lastans.txt ; echo 80652 &gt; end.txt; nohup ~/anaconda3/bin/python3 fetch.py &amp; " calcext:value-type="string">
            <text:p>cd ~/Downloads/oeis/ ; mkdir data ; echo 74448 &gt; begin.txt ; echo 74448 &gt; lastans.txt ; echo 8065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4]&amp;&quot;_&quot;&amp;[.C14]&amp;&quot;.zip data&quot;" office:value-type="string" office:string-value="zip -r data_74448_80652.zip data" calcext:value-type="string">
            <text:p>zip -r data_74448_80652.zip data</text:p>
          </table:table-cell>
          <table:table-cell table:formula="of:=&quot;scp &quot;&amp;[.A14]&amp;&quot;:~/Downloads/oeis/data_&quot;&amp;[.B14]&amp;&quot;_&quot;&amp;[.C14]&amp;&quot;.zip .&quot;" office:value-type="string" office:string-value="scp 39.108.71.82:~/Downloads/oeis/data_74448_80652.zip ." calcext:value-type="string">
            <text:p>scp 39.108.71.82:~/Downloads/oeis/data_74448_80652.zip .</text:p>
          </table:table-cell>
        </table:table-row>
        <table:table-row table:style-name="ro1">
          <table:table-cell office:value-type="string" calcext:value-type="string">
            <text:p>39.108.83.134</text:p>
          </table:table-cell>
          <table:table-cell office:value-type="float" office:value="80652" calcext:value-type="float">
            <text:p>80652</text:p>
          </table:table-cell>
          <table:table-cell office:value-type="float" office:value="86856" calcext:value-type="float">
            <text:p>86856</text:p>
          </table:table-cell>
          <table:table-cell table:formula="of:=&quot;scp * &quot;&amp;[.A15]&amp;&quot;:~/Downloads/oeis/&quot;" office:value-type="string" office:string-value="scp * 39.108.83.134:~/Downloads/oeis/" calcext:value-type="string">
            <text:p>scp * 39.108.83.134:~/Downloads/oeis/</text:p>
          </table:table-cell>
          <table:table-cell table:formula="of:=&quot;ssh &quot;&amp;[.A15]" office:value-type="string" office:string-value="ssh 39.108.83.134" calcext:value-type="string">
            <text:p>ssh 39.108.83.134</text:p>
          </table:table-cell>
          <table:table-cell table:formula="of:=&quot;cd ~/Downloads/oeis/ ; mkdir data ; echo &quot; &amp; [.B15] &amp; &quot; &gt; begin.txt ; echo &quot; &amp; [.B15] &amp; &quot; &gt; lastans.txt ; echo &quot; &amp; [.C15] &amp; &quot; &gt; end.txt; nohup ~/anaconda3/bin/python3 fetch.py &amp; &quot;" office:value-type="string" office:string-value="cd ~/Downloads/oeis/ ; mkdir data ; echo 80652 &gt; begin.txt ; echo 80652 &gt; lastans.txt ; echo 86856 &gt; end.txt; nohup ~/anaconda3/bin/python3 fetch.py &amp; " calcext:value-type="string">
            <text:p>cd ~/Downloads/oeis/ ; mkdir data ; echo 80652 &gt; begin.txt ; echo 80652 &gt; lastans.txt ; echo 8685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5]&amp;&quot;_&quot;&amp;[.C15]&amp;&quot;.zip data&quot;" office:value-type="string" office:string-value="zip -r data_80652_86856.zip data" calcext:value-type="string">
            <text:p>zip -r data_80652_86856.zip data</text:p>
          </table:table-cell>
          <table:table-cell table:formula="of:=&quot;scp &quot;&amp;[.A15]&amp;&quot;:~/Downloads/oeis/data_&quot;&amp;[.B15]&amp;&quot;_&quot;&amp;[.C15]&amp;&quot;.zip .&quot;" office:value-type="string" office:string-value="scp 39.108.83.134:~/Downloads/oeis/data_80652_86856.zip ." calcext:value-type="string">
            <text:p>scp 39.108.83.134:~/Downloads/oeis/data_80652_86856.zip .</text:p>
          </table:table-cell>
        </table:table-row>
        <table:table-row table:style-name="ro1">
          <table:table-cell office:value-type="string" calcext:value-type="string">
            <text:p>39.108.52.140</text:p>
          </table:table-cell>
          <table:table-cell office:value-type="float" office:value="86856" calcext:value-type="float">
            <text:p>86856</text:p>
          </table:table-cell>
          <table:table-cell office:value-type="float" office:value="93060" calcext:value-type="float">
            <text:p>93060</text:p>
          </table:table-cell>
          <table:table-cell table:formula="of:=&quot;scp * &quot;&amp;[.A16]&amp;&quot;:~/Downloads/oeis/&quot;" office:value-type="string" office:string-value="scp * 39.108.52.140:~/Downloads/oeis/" calcext:value-type="string">
            <text:p>scp * 39.108.52.140:~/Downloads/oeis/</text:p>
          </table:table-cell>
          <table:table-cell table:formula="of:=&quot;ssh &quot;&amp;[.A16]" office:value-type="string" office:string-value="ssh 39.108.52.140" calcext:value-type="string">
            <text:p>ssh 39.108.52.140</text:p>
          </table:table-cell>
          <table:table-cell table:formula="of:=&quot;cd ~/Downloads/oeis/ ; mkdir data ; echo &quot; &amp; [.B16] &amp; &quot; &gt; begin.txt ; echo &quot; &amp; [.B16] &amp; &quot; &gt; lastans.txt ; echo &quot; &amp; [.C16] &amp; &quot; &gt; end.txt; nohup ~/anaconda3/bin/python3 fetch.py &amp; &quot;" office:value-type="string" office:string-value="cd ~/Downloads/oeis/ ; mkdir data ; echo 86856 &gt; begin.txt ; echo 86856 &gt; lastans.txt ; echo 93060 &gt; end.txt; nohup ~/anaconda3/bin/python3 fetch.py &amp; " calcext:value-type="string">
            <text:p>cd ~/Downloads/oeis/ ; mkdir data ; echo 86856 &gt; begin.txt ; echo 86856 &gt; lastans.txt ; echo 9306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6]&amp;&quot;_&quot;&amp;[.C16]&amp;&quot;.zip data&quot;" office:value-type="string" office:string-value="zip -r data_86856_93060.zip data" calcext:value-type="string">
            <text:p>zip -r data_86856_93060.zip data</text:p>
          </table:table-cell>
          <table:table-cell table:formula="of:=&quot;scp &quot;&amp;[.A16]&amp;&quot;:~/Downloads/oeis/data_&quot;&amp;[.B16]&amp;&quot;_&quot;&amp;[.C16]&amp;&quot;.zip .&quot;" office:value-type="string" office:string-value="scp 39.108.52.140:~/Downloads/oeis/data_86856_93060.zip ." calcext:value-type="string">
            <text:p>scp 39.108.52.140:~/Downloads/oeis/data_86856_93060.zip .</text:p>
          </table:table-cell>
        </table:table-row>
        <table:table-row table:style-name="ro1">
          <table:table-cell office:value-type="string" calcext:value-type="string">
            <text:p>120.78.196.185</text:p>
          </table:table-cell>
          <table:table-cell office:value-type="float" office:value="93060" calcext:value-type="float">
            <text:p>93060</text:p>
          </table:table-cell>
          <table:table-cell office:value-type="float" office:value="99264" calcext:value-type="float">
            <text:p>99264</text:p>
          </table:table-cell>
          <table:table-cell table:formula="of:=&quot;scp * &quot;&amp;[.A17]&amp;&quot;:~/Downloads/oeis/&quot;" office:value-type="string" office:string-value="scp * 120.78.196.185:~/Downloads/oeis/" calcext:value-type="string">
            <text:p>scp * 120.78.196.185:~/Downloads/oeis/</text:p>
          </table:table-cell>
          <table:table-cell table:formula="of:=&quot;ssh &quot;&amp;[.A17]" office:value-type="string" office:string-value="ssh 120.78.196.185" calcext:value-type="string">
            <text:p>ssh 120.78.196.185</text:p>
          </table:table-cell>
          <table:table-cell table:formula="of:=&quot;cd ~/Downloads/oeis/ ; mkdir data ; echo &quot; &amp; [.B17] &amp; &quot; &gt; begin.txt ; echo &quot; &amp; [.B17] &amp; &quot; &gt; lastans.txt ; echo &quot; &amp; [.C17] &amp; &quot; &gt; end.txt; nohup ~/anaconda3/bin/python3 fetch.py &amp; &quot;" office:value-type="string" office:string-value="cd ~/Downloads/oeis/ ; mkdir data ; echo 93060 &gt; begin.txt ; echo 93060 &gt; lastans.txt ; echo 99264 &gt; end.txt; nohup ~/anaconda3/bin/python3 fetch.py &amp; " calcext:value-type="string">
            <text:p>cd ~/Downloads/oeis/ ; mkdir data ; echo 93060 &gt; begin.txt ; echo 93060 &gt; lastans.txt ; echo 9926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7]&amp;&quot;_&quot;&amp;[.C17]&amp;&quot;.zip data&quot;" office:value-type="string" office:string-value="zip -r data_93060_99264.zip data" calcext:value-type="string">
            <text:p>zip -r data_93060_99264.zip data</text:p>
          </table:table-cell>
          <table:table-cell table:formula="of:=&quot;scp &quot;&amp;[.A17]&amp;&quot;:~/Downloads/oeis/data_&quot;&amp;[.B17]&amp;&quot;_&quot;&amp;[.C17]&amp;&quot;.zip .&quot;" office:value-type="string" office:string-value="scp 120.78.196.185:~/Downloads/oeis/data_93060_99264.zip ." calcext:value-type="string">
            <text:p>scp 120.78.196.185:~/Downloads/oeis/data_93060_99264.zip .</text:p>
          </table:table-cell>
        </table:table-row>
        <table:table-row table:style-name="ro1">
          <table:table-cell office:value-type="string" calcext:value-type="string">
            <text:p>39.108.228.170</text:p>
          </table:table-cell>
          <table:table-cell office:value-type="float" office:value="99264" calcext:value-type="float">
            <text:p>99264</text:p>
          </table:table-cell>
          <table:table-cell office:value-type="float" office:value="105468" calcext:value-type="float">
            <text:p>105468</text:p>
          </table:table-cell>
          <table:table-cell table:formula="of:=&quot;scp * &quot;&amp;[.A18]&amp;&quot;:~/Downloads/oeis/&quot;" office:value-type="string" office:string-value="scp * 39.108.228.170:~/Downloads/oeis/" calcext:value-type="string">
            <text:p>scp * 39.108.228.170:~/Downloads/oeis/</text:p>
          </table:table-cell>
          <table:table-cell table:formula="of:=&quot;ssh &quot;&amp;[.A18]" office:value-type="string" office:string-value="ssh 39.108.228.170" calcext:value-type="string">
            <text:p>ssh 39.108.228.170</text:p>
          </table:table-cell>
          <table:table-cell table:formula="of:=&quot;cd ~/Downloads/oeis/ ; mkdir data ; echo &quot; &amp; [.B18] &amp; &quot; &gt; begin.txt ; echo &quot; &amp; [.B18] &amp; &quot; &gt; lastans.txt ; echo &quot; &amp; [.C18] &amp; &quot; &gt; end.txt; nohup ~/anaconda3/bin/python3 fetch.py &amp; &quot;" office:value-type="string" office:string-value="cd ~/Downloads/oeis/ ; mkdir data ; echo 99264 &gt; begin.txt ; echo 99264 &gt; lastans.txt ; echo 105468 &gt; end.txt; nohup ~/anaconda3/bin/python3 fetch.py &amp; " calcext:value-type="string">
            <text:p>cd ~/Downloads/oeis/ ; mkdir data ; echo 99264 &gt; begin.txt ; echo 99264 &gt; lastans.txt ; echo 10546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8]&amp;&quot;_&quot;&amp;[.C18]&amp;&quot;.zip data&quot;" office:value-type="string" office:string-value="zip -r data_99264_105468.zip data" calcext:value-type="string">
            <text:p>zip -r data_99264_105468.zip data</text:p>
          </table:table-cell>
          <table:table-cell table:formula="of:=&quot;scp &quot;&amp;[.A18]&amp;&quot;:~/Downloads/oeis/data_&quot;&amp;[.B18]&amp;&quot;_&quot;&amp;[.C18]&amp;&quot;.zip .&quot;" office:value-type="string" office:string-value="scp 39.108.228.170:~/Downloads/oeis/data_99264_105468.zip ." calcext:value-type="string">
            <text:p>scp 39.108.228.170:~/Downloads/oeis/data_99264_105468.zip .</text:p>
          </table:table-cell>
        </table:table-row>
        <table:table-row table:style-name="ro1">
          <table:table-cell office:value-type="string" calcext:value-type="string">
            <text:p>120.79.134.215</text:p>
          </table:table-cell>
          <table:table-cell office:value-type="float" office:value="105468" calcext:value-type="float">
            <text:p>105468</text:p>
          </table:table-cell>
          <table:table-cell office:value-type="float" office:value="111672" calcext:value-type="float">
            <text:p>111672</text:p>
          </table:table-cell>
          <table:table-cell table:formula="of:=&quot;scp * &quot;&amp;[.A19]&amp;&quot;:~/Downloads/oeis/&quot;" office:value-type="string" office:string-value="scp * 120.79.134.215:~/Downloads/oeis/" calcext:value-type="string">
            <text:p>scp * 120.79.134.215:~/Downloads/oeis/</text:p>
          </table:table-cell>
          <table:table-cell table:formula="of:=&quot;ssh &quot;&amp;[.A19]" office:value-type="string" office:string-value="ssh 120.79.134.215" calcext:value-type="string">
            <text:p>ssh 120.79.134.215</text:p>
          </table:table-cell>
          <table:table-cell table:formula="of:=&quot;cd ~/Downloads/oeis/ ; mkdir data ; echo &quot; &amp; [.B19] &amp; &quot; &gt; begin.txt ; echo &quot; &amp; [.B19] &amp; &quot; &gt; lastans.txt ; echo &quot; &amp; [.C19] &amp; &quot; &gt; end.txt; nohup ~/anaconda3/bin/python3 fetch.py &amp; &quot;" office:value-type="string" office:string-value="cd ~/Downloads/oeis/ ; mkdir data ; echo 105468 &gt; begin.txt ; echo 105468 &gt; lastans.txt ; echo 111672 &gt; end.txt; nohup ~/anaconda3/bin/python3 fetch.py &amp; " calcext:value-type="string">
            <text:p>cd ~/Downloads/oeis/ ; mkdir data ; echo 105468 &gt; begin.txt ; echo 105468 &gt; lastans.txt ; echo 11167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19]&amp;&quot;_&quot;&amp;[.C19]&amp;&quot;.zip data&quot;" office:value-type="string" office:string-value="zip -r data_105468_111672.zip data" calcext:value-type="string">
            <text:p>zip -r data_105468_111672.zip data</text:p>
          </table:table-cell>
          <table:table-cell table:formula="of:=&quot;scp &quot;&amp;[.A19]&amp;&quot;:~/Downloads/oeis/data_&quot;&amp;[.B19]&amp;&quot;_&quot;&amp;[.C19]&amp;&quot;.zip .&quot;" office:value-type="string" office:string-value="scp 120.79.134.215:~/Downloads/oeis/data_105468_111672.zip ." calcext:value-type="string">
            <text:p>scp 120.79.134.215:~/Downloads/oeis/data_105468_111672.zip .</text:p>
          </table:table-cell>
        </table:table-row>
        <table:table-row table:style-name="ro1">
          <table:table-cell office:value-type="string" calcext:value-type="string">
            <text:p>39.108.208.240</text:p>
          </table:table-cell>
          <table:table-cell office:value-type="float" office:value="111672" calcext:value-type="float">
            <text:p>111672</text:p>
          </table:table-cell>
          <table:table-cell office:value-type="float" office:value="117876" calcext:value-type="float">
            <text:p>117876</text:p>
          </table:table-cell>
          <table:table-cell table:formula="of:=&quot;scp * &quot;&amp;[.A20]&amp;&quot;:~/Downloads/oeis/&quot;" office:value-type="string" office:string-value="scp * 39.108.208.240:~/Downloads/oeis/" calcext:value-type="string">
            <text:p>scp * 39.108.208.240:~/Downloads/oeis/</text:p>
          </table:table-cell>
          <table:table-cell table:formula="of:=&quot;ssh &quot;&amp;[.A20]" office:value-type="string" office:string-value="ssh 39.108.208.240" calcext:value-type="string">
            <text:p>ssh 39.108.208.240</text:p>
          </table:table-cell>
          <table:table-cell table:formula="of:=&quot;cd ~/Downloads/oeis/ ; mkdir data ; echo &quot; &amp; [.B20] &amp; &quot; &gt; begin.txt ; echo &quot; &amp; [.B20] &amp; &quot; &gt; lastans.txt ; echo &quot; &amp; [.C20] &amp; &quot; &gt; end.txt; nohup ~/anaconda3/bin/python3 fetch.py &amp; &quot;" office:value-type="string" office:string-value="cd ~/Downloads/oeis/ ; mkdir data ; echo 111672 &gt; begin.txt ; echo 111672 &gt; lastans.txt ; echo 117876 &gt; end.txt; nohup ~/anaconda3/bin/python3 fetch.py &amp; " calcext:value-type="string">
            <text:p>cd ~/Downloads/oeis/ ; mkdir data ; echo 111672 &gt; begin.txt ; echo 111672 &gt; lastans.txt ; echo 11787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0]&amp;&quot;_&quot;&amp;[.C20]&amp;&quot;.zip data&quot;" office:value-type="string" office:string-value="zip -r data_111672_117876.zip data" calcext:value-type="string">
            <text:p>zip -r data_111672_117876.zip data</text:p>
          </table:table-cell>
          <table:table-cell table:formula="of:=&quot;scp &quot;&amp;[.A20]&amp;&quot;:~/Downloads/oeis/data_&quot;&amp;[.B20]&amp;&quot;_&quot;&amp;[.C20]&amp;&quot;.zip .&quot;" office:value-type="string" office:string-value="scp 39.108.208.240:~/Downloads/oeis/data_111672_117876.zip ." calcext:value-type="string">
            <text:p>scp 39.108.208.240:~/Downloads/oeis/data_111672_117876.zip .</text:p>
          </table:table-cell>
        </table:table-row>
        <table:table-row table:style-name="ro1">
          <table:table-cell office:value-type="string" calcext:value-type="string">
            <text:p>39.108.228.121</text:p>
          </table:table-cell>
          <table:table-cell office:value-type="float" office:value="117876" calcext:value-type="float">
            <text:p>117876</text:p>
          </table:table-cell>
          <table:table-cell office:value-type="float" office:value="124080" calcext:value-type="float">
            <text:p>124080</text:p>
          </table:table-cell>
          <table:table-cell table:formula="of:=&quot;scp * &quot;&amp;[.A21]&amp;&quot;:~/Downloads/oeis/&quot;" office:value-type="string" office:string-value="scp * 39.108.228.121:~/Downloads/oeis/" calcext:value-type="string">
            <text:p>scp * 39.108.228.121:~/Downloads/oeis/</text:p>
          </table:table-cell>
          <table:table-cell table:formula="of:=&quot;ssh &quot;&amp;[.A21]" office:value-type="string" office:string-value="ssh 39.108.228.121" calcext:value-type="string">
            <text:p>ssh 39.108.228.121</text:p>
          </table:table-cell>
          <table:table-cell table:formula="of:=&quot;cd ~/Downloads/oeis/ ; mkdir data ; echo &quot; &amp; [.B21] &amp; &quot; &gt; begin.txt ; echo &quot; &amp; [.B21] &amp; &quot; &gt; lastans.txt ; echo &quot; &amp; [.C21] &amp; &quot; &gt; end.txt; nohup ~/anaconda3/bin/python3 fetch.py &amp; &quot;" office:value-type="string" office:string-value="cd ~/Downloads/oeis/ ; mkdir data ; echo 117876 &gt; begin.txt ; echo 117876 &gt; lastans.txt ; echo 124080 &gt; end.txt; nohup ~/anaconda3/bin/python3 fetch.py &amp; " calcext:value-type="string">
            <text:p>cd ~/Downloads/oeis/ ; mkdir data ; echo 117876 &gt; begin.txt ; echo 117876 &gt; lastans.txt ; echo 12408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1]&amp;&quot;_&quot;&amp;[.C21]&amp;&quot;.zip data&quot;" office:value-type="string" office:string-value="zip -r data_117876_124080.zip data" calcext:value-type="string">
            <text:p>zip -r data_117876_124080.zip data</text:p>
          </table:table-cell>
          <table:table-cell table:formula="of:=&quot;scp &quot;&amp;[.A21]&amp;&quot;:~/Downloads/oeis/data_&quot;&amp;[.B21]&amp;&quot;_&quot;&amp;[.C21]&amp;&quot;.zip .&quot;" office:value-type="string" office:string-value="scp 39.108.228.121:~/Downloads/oeis/data_117876_124080.zip ." calcext:value-type="string">
            <text:p>scp 39.108.228.121:~/Downloads/oeis/data_117876_124080.zip .</text:p>
          </table:table-cell>
        </table:table-row>
        <table:table-row table:style-name="ro1">
          <table:table-cell office:value-type="string" calcext:value-type="string">
            <text:p>39.108.98.19</text:p>
          </table:table-cell>
          <table:table-cell office:value-type="float" office:value="124080" calcext:value-type="float">
            <text:p>124080</text:p>
          </table:table-cell>
          <table:table-cell office:value-type="float" office:value="130284" calcext:value-type="float">
            <text:p>130284</text:p>
          </table:table-cell>
          <table:table-cell table:formula="of:=&quot;scp * &quot;&amp;[.A22]&amp;&quot;:~/Downloads/oeis/&quot;" office:value-type="string" office:string-value="scp * 39.108.98.19:~/Downloads/oeis/" calcext:value-type="string">
            <text:p>scp * 39.108.98.19:~/Downloads/oeis/</text:p>
          </table:table-cell>
          <table:table-cell table:formula="of:=&quot;ssh &quot;&amp;[.A22]" office:value-type="string" office:string-value="ssh 39.108.98.19" calcext:value-type="string">
            <text:p>ssh 39.108.98.19</text:p>
          </table:table-cell>
          <table:table-cell table:formula="of:=&quot;cd ~/Downloads/oeis/ ; mkdir data ; echo &quot; &amp; [.B22] &amp; &quot; &gt; begin.txt ; echo &quot; &amp; [.B22] &amp; &quot; &gt; lastans.txt ; echo &quot; &amp; [.C22] &amp; &quot; &gt; end.txt; nohup ~/anaconda3/bin/python3 fetch.py &amp; &quot;" office:value-type="string" office:string-value="cd ~/Downloads/oeis/ ; mkdir data ; echo 124080 &gt; begin.txt ; echo 124080 &gt; lastans.txt ; echo 130284 &gt; end.txt; nohup ~/anaconda3/bin/python3 fetch.py &amp; " calcext:value-type="string">
            <text:p>cd ~/Downloads/oeis/ ; mkdir data ; echo 124080 &gt; begin.txt ; echo 124080 &gt; lastans.txt ; echo 13028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2]&amp;&quot;_&quot;&amp;[.C22]&amp;&quot;.zip data&quot;" office:value-type="string" office:string-value="zip -r data_124080_130284.zip data" calcext:value-type="string">
            <text:p>zip -r data_124080_130284.zip data</text:p>
          </table:table-cell>
          <table:table-cell table:formula="of:=&quot;scp &quot;&amp;[.A22]&amp;&quot;:~/Downloads/oeis/data_&quot;&amp;[.B22]&amp;&quot;_&quot;&amp;[.C22]&amp;&quot;.zip .&quot;" office:value-type="string" office:string-value="scp 39.108.98.19:~/Downloads/oeis/data_124080_130284.zip ." calcext:value-type="string">
            <text:p>scp 39.108.98.19:~/Downloads/oeis/data_124080_130284.zip .</text:p>
          </table:table-cell>
        </table:table-row>
        <table:table-row table:style-name="ro1">
          <table:table-cell office:value-type="string" calcext:value-type="string">
            <text:p>119.23.233.171</text:p>
          </table:table-cell>
          <table:table-cell office:value-type="float" office:value="130284" calcext:value-type="float">
            <text:p>130284</text:p>
          </table:table-cell>
          <table:table-cell office:value-type="float" office:value="136488" calcext:value-type="float">
            <text:p>136488</text:p>
          </table:table-cell>
          <table:table-cell table:formula="of:=&quot;scp * &quot;&amp;[.A23]&amp;&quot;:~/Downloads/oeis/&quot;" office:value-type="string" office:string-value="scp * 119.23.233.171:~/Downloads/oeis/" calcext:value-type="string">
            <text:p>scp * 119.23.233.171:~/Downloads/oeis/</text:p>
          </table:table-cell>
          <table:table-cell table:formula="of:=&quot;ssh &quot;&amp;[.A23]" office:value-type="string" office:string-value="ssh 119.23.233.171" calcext:value-type="string">
            <text:p>ssh 119.23.233.171</text:p>
          </table:table-cell>
          <table:table-cell table:formula="of:=&quot;cd ~/Downloads/oeis/ ; mkdir data ; echo &quot; &amp; [.B23] &amp; &quot; &gt; begin.txt ; echo &quot; &amp; [.B23] &amp; &quot; &gt; lastans.txt ; echo &quot; &amp; [.C23] &amp; &quot; &gt; end.txt; nohup ~/anaconda3/bin/python3 fetch.py &amp; &quot;" office:value-type="string" office:string-value="cd ~/Downloads/oeis/ ; mkdir data ; echo 130284 &gt; begin.txt ; echo 130284 &gt; lastans.txt ; echo 136488 &gt; end.txt; nohup ~/anaconda3/bin/python3 fetch.py &amp; " calcext:value-type="string">
            <text:p>cd ~/Downloads/oeis/ ; mkdir data ; echo 130284 &gt; begin.txt ; echo 130284 &gt; lastans.txt ; echo 13648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3]&amp;&quot;_&quot;&amp;[.C23]&amp;&quot;.zip data&quot;" office:value-type="string" office:string-value="zip -r data_130284_136488.zip data" calcext:value-type="string">
            <text:p>zip -r data_130284_136488.zip data</text:p>
          </table:table-cell>
          <table:table-cell table:formula="of:=&quot;scp &quot;&amp;[.A23]&amp;&quot;:~/Downloads/oeis/data_&quot;&amp;[.B23]&amp;&quot;_&quot;&amp;[.C23]&amp;&quot;.zip .&quot;" office:value-type="string" office:string-value="scp 119.23.233.171:~/Downloads/oeis/data_130284_136488.zip ." calcext:value-type="string">
            <text:p>scp 119.23.233.171:~/Downloads/oeis/data_130284_136488.zip .</text:p>
          </table:table-cell>
        </table:table-row>
        <table:table-row table:style-name="ro1">
          <table:table-cell office:value-type="string" calcext:value-type="string">
            <text:p>112.74.36.33</text:p>
          </table:table-cell>
          <table:table-cell office:value-type="float" office:value="136488" calcext:value-type="float">
            <text:p>136488</text:p>
          </table:table-cell>
          <table:table-cell office:value-type="float" office:value="142692" calcext:value-type="float">
            <text:p>142692</text:p>
          </table:table-cell>
          <table:table-cell table:formula="of:=&quot;scp * &quot;&amp;[.A24]&amp;&quot;:~/Downloads/oeis/&quot;" office:value-type="string" office:string-value="scp * 112.74.36.33:~/Downloads/oeis/" calcext:value-type="string">
            <text:p>scp * 112.74.36.33:~/Downloads/oeis/</text:p>
          </table:table-cell>
          <table:table-cell table:formula="of:=&quot;ssh &quot;&amp;[.A24]" office:value-type="string" office:string-value="ssh 112.74.36.33" calcext:value-type="string">
            <text:p>ssh 112.74.36.33</text:p>
          </table:table-cell>
          <table:table-cell table:formula="of:=&quot;cd ~/Downloads/oeis/ ; mkdir data ; echo &quot; &amp; [.B24] &amp; &quot; &gt; begin.txt ; echo &quot; &amp; [.B24] &amp; &quot; &gt; lastans.txt ; echo &quot; &amp; [.C24] &amp; &quot; &gt; end.txt; nohup ~/anaconda3/bin/python3 fetch.py &amp; &quot;" office:value-type="string" office:string-value="cd ~/Downloads/oeis/ ; mkdir data ; echo 136488 &gt; begin.txt ; echo 136488 &gt; lastans.txt ; echo 142692 &gt; end.txt; nohup ~/anaconda3/bin/python3 fetch.py &amp; " calcext:value-type="string">
            <text:p>cd ~/Downloads/oeis/ ; mkdir data ; echo 136488 &gt; begin.txt ; echo 136488 &gt; lastans.txt ; echo 14269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4]&amp;&quot;_&quot;&amp;[.C24]&amp;&quot;.zip data&quot;" office:value-type="string" office:string-value="zip -r data_136488_142692.zip data" calcext:value-type="string">
            <text:p>zip -r data_136488_142692.zip data</text:p>
          </table:table-cell>
          <table:table-cell table:formula="of:=&quot;scp &quot;&amp;[.A24]&amp;&quot;:~/Downloads/oeis/data_&quot;&amp;[.B24]&amp;&quot;_&quot;&amp;[.C24]&amp;&quot;.zip .&quot;" office:value-type="string" office:string-value="scp 112.74.36.33:~/Downloads/oeis/data_136488_142692.zip ." calcext:value-type="string">
            <text:p>scp 112.74.36.33:~/Downloads/oeis/data_136488_142692.zip .</text:p>
          </table:table-cell>
        </table:table-row>
        <table:table-row table:style-name="ro1">
          <table:table-cell office:value-type="string" calcext:value-type="string">
            <text:p>120.79.131.101</text:p>
          </table:table-cell>
          <table:table-cell office:value-type="float" office:value="142692" calcext:value-type="float">
            <text:p>142692</text:p>
          </table:table-cell>
          <table:table-cell office:value-type="float" office:value="148896" calcext:value-type="float">
            <text:p>148896</text:p>
          </table:table-cell>
          <table:table-cell table:formula="of:=&quot;scp * &quot;&amp;[.A25]&amp;&quot;:~/Downloads/oeis/&quot;" office:value-type="string" office:string-value="scp * 120.79.131.101:~/Downloads/oeis/" calcext:value-type="string">
            <text:p>scp * 120.79.131.101:~/Downloads/oeis/</text:p>
          </table:table-cell>
          <table:table-cell table:formula="of:=&quot;ssh &quot;&amp;[.A25]" office:value-type="string" office:string-value="ssh 120.79.131.101" calcext:value-type="string">
            <text:p>ssh 120.79.131.101</text:p>
          </table:table-cell>
          <table:table-cell table:formula="of:=&quot;cd ~/Downloads/oeis/ ; mkdir data ; echo &quot; &amp; [.B25] &amp; &quot; &gt; begin.txt ; echo &quot; &amp; [.B25] &amp; &quot; &gt; lastans.txt ; echo &quot; &amp; [.C25] &amp; &quot; &gt; end.txt; nohup ~/anaconda3/bin/python3 fetch.py &amp; &quot;" office:value-type="string" office:string-value="cd ~/Downloads/oeis/ ; mkdir data ; echo 142692 &gt; begin.txt ; echo 142692 &gt; lastans.txt ; echo 148896 &gt; end.txt; nohup ~/anaconda3/bin/python3 fetch.py &amp; " calcext:value-type="string">
            <text:p>cd ~/Downloads/oeis/ ; mkdir data ; echo 142692 &gt; begin.txt ; echo 142692 &gt; lastans.txt ; echo 14889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5]&amp;&quot;_&quot;&amp;[.C25]&amp;&quot;.zip data&quot;" office:value-type="string" office:string-value="zip -r data_142692_148896.zip data" calcext:value-type="string">
            <text:p>zip -r data_142692_148896.zip data</text:p>
          </table:table-cell>
          <table:table-cell table:formula="of:=&quot;scp &quot;&amp;[.A25]&amp;&quot;:~/Downloads/oeis/data_&quot;&amp;[.B25]&amp;&quot;_&quot;&amp;[.C25]&amp;&quot;.zip .&quot;" office:value-type="string" office:string-value="scp 120.79.131.101:~/Downloads/oeis/data_142692_148896.zip ." calcext:value-type="string">
            <text:p>scp 120.79.131.101:~/Downloads/oeis/data_142692_148896.zip .</text:p>
          </table:table-cell>
        </table:table-row>
        <table:table-row table:style-name="ro1">
          <table:table-cell office:value-type="string" calcext:value-type="string">
            <text:p>119.23.232.44</text:p>
          </table:table-cell>
          <table:table-cell office:value-type="float" office:value="148896" calcext:value-type="float">
            <text:p>148896</text:p>
          </table:table-cell>
          <table:table-cell office:value-type="float" office:value="155100" calcext:value-type="float">
            <text:p>155100</text:p>
          </table:table-cell>
          <table:table-cell table:formula="of:=&quot;scp * &quot;&amp;[.A26]&amp;&quot;:~/Downloads/oeis/&quot;" office:value-type="string" office:string-value="scp * 119.23.232.44:~/Downloads/oeis/" calcext:value-type="string">
            <text:p>scp * 119.23.232.44:~/Downloads/oeis/</text:p>
          </table:table-cell>
          <table:table-cell table:formula="of:=&quot;ssh &quot;&amp;[.A26]" office:value-type="string" office:string-value="ssh 119.23.232.44" calcext:value-type="string">
            <text:p>ssh 119.23.232.44</text:p>
          </table:table-cell>
          <table:table-cell table:formula="of:=&quot;cd ~/Downloads/oeis/ ; mkdir data ; echo &quot; &amp; [.B26] &amp; &quot; &gt; begin.txt ; echo &quot; &amp; [.B26] &amp; &quot; &gt; lastans.txt ; echo &quot; &amp; [.C26] &amp; &quot; &gt; end.txt; nohup ~/anaconda3/bin/python3 fetch.py &amp; &quot;" office:value-type="string" office:string-value="cd ~/Downloads/oeis/ ; mkdir data ; echo 148896 &gt; begin.txt ; echo 148896 &gt; lastans.txt ; echo 155100 &gt; end.txt; nohup ~/anaconda3/bin/python3 fetch.py &amp; " calcext:value-type="string">
            <text:p>cd ~/Downloads/oeis/ ; mkdir data ; echo 148896 &gt; begin.txt ; echo 148896 &gt; lastans.txt ; echo 15510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6]&amp;&quot;_&quot;&amp;[.C26]&amp;&quot;.zip data&quot;" office:value-type="string" office:string-value="zip -r data_148896_155100.zip data" calcext:value-type="string">
            <text:p>zip -r data_148896_155100.zip data</text:p>
          </table:table-cell>
          <table:table-cell table:formula="of:=&quot;scp &quot;&amp;[.A26]&amp;&quot;:~/Downloads/oeis/data_&quot;&amp;[.B26]&amp;&quot;_&quot;&amp;[.C26]&amp;&quot;.zip .&quot;" office:value-type="string" office:string-value="scp 119.23.232.44:~/Downloads/oeis/data_148896_155100.zip ." calcext:value-type="string">
            <text:p>scp 119.23.232.44:~/Downloads/oeis/data_148896_155100.zip .</text:p>
          </table:table-cell>
        </table:table-row>
        <table:table-row table:style-name="ro1">
          <table:table-cell office:value-type="string" calcext:value-type="string">
            <text:p>120.79.149.147</text:p>
          </table:table-cell>
          <table:table-cell office:value-type="float" office:value="155100" calcext:value-type="float">
            <text:p>155100</text:p>
          </table:table-cell>
          <table:table-cell office:value-type="float" office:value="161304" calcext:value-type="float">
            <text:p>161304</text:p>
          </table:table-cell>
          <table:table-cell table:formula="of:=&quot;scp * &quot;&amp;[.A27]&amp;&quot;:~/Downloads/oeis/&quot;" office:value-type="string" office:string-value="scp * 120.79.149.147:~/Downloads/oeis/" calcext:value-type="string">
            <text:p>scp * 120.79.149.147:~/Downloads/oeis/</text:p>
          </table:table-cell>
          <table:table-cell table:formula="of:=&quot;ssh &quot;&amp;[.A27]" office:value-type="string" office:string-value="ssh 120.79.149.147" calcext:value-type="string">
            <text:p>ssh 120.79.149.147</text:p>
          </table:table-cell>
          <table:table-cell table:formula="of:=&quot;cd ~/Downloads/oeis/ ; mkdir data ; echo &quot; &amp; [.B27] &amp; &quot; &gt; begin.txt ; echo &quot; &amp; [.B27] &amp; &quot; &gt; lastans.txt ; echo &quot; &amp; [.C27] &amp; &quot; &gt; end.txt; nohup ~/anaconda3/bin/python3 fetch.py &amp; &quot;" office:value-type="string" office:string-value="cd ~/Downloads/oeis/ ; mkdir data ; echo 155100 &gt; begin.txt ; echo 155100 &gt; lastans.txt ; echo 161304 &gt; end.txt; nohup ~/anaconda3/bin/python3 fetch.py &amp; " calcext:value-type="string">
            <text:p>cd ~/Downloads/oeis/ ; mkdir data ; echo 155100 &gt; begin.txt ; echo 155100 &gt; lastans.txt ; echo 16130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7]&amp;&quot;_&quot;&amp;[.C27]&amp;&quot;.zip data&quot;" office:value-type="string" office:string-value="zip -r data_155100_161304.zip data" calcext:value-type="string">
            <text:p>zip -r data_155100_161304.zip data</text:p>
          </table:table-cell>
          <table:table-cell table:formula="of:=&quot;scp &quot;&amp;[.A27]&amp;&quot;:~/Downloads/oeis/data_&quot;&amp;[.B27]&amp;&quot;_&quot;&amp;[.C27]&amp;&quot;.zip .&quot;" office:value-type="string" office:string-value="scp 120.79.149.147:~/Downloads/oeis/data_155100_161304.zip ." calcext:value-type="string">
            <text:p>scp 120.79.149.147:~/Downloads/oeis/data_155100_161304.zip .</text:p>
          </table:table-cell>
        </table:table-row>
        <table:table-row table:style-name="ro1">
          <table:table-cell office:value-type="string" calcext:value-type="string">
            <text:p>120.79.26.62</text:p>
          </table:table-cell>
          <table:table-cell office:value-type="float" office:value="161304" calcext:value-type="float">
            <text:p>161304</text:p>
          </table:table-cell>
          <table:table-cell office:value-type="float" office:value="167508" calcext:value-type="float">
            <text:p>167508</text:p>
          </table:table-cell>
          <table:table-cell table:formula="of:=&quot;scp * &quot;&amp;[.A28]&amp;&quot;:~/Downloads/oeis/&quot;" office:value-type="string" office:string-value="scp * 120.79.26.62:~/Downloads/oeis/" calcext:value-type="string">
            <text:p>scp * 120.79.26.62:~/Downloads/oeis/</text:p>
          </table:table-cell>
          <table:table-cell table:formula="of:=&quot;ssh &quot;&amp;[.A28]" office:value-type="string" office:string-value="ssh 120.79.26.62" calcext:value-type="string">
            <text:p>ssh 120.79.26.62</text:p>
          </table:table-cell>
          <table:table-cell table:formula="of:=&quot;cd ~/Downloads/oeis/ ; mkdir data ; echo &quot; &amp; [.B28] &amp; &quot; &gt; begin.txt ; echo &quot; &amp; [.B28] &amp; &quot; &gt; lastans.txt ; echo &quot; &amp; [.C28] &amp; &quot; &gt; end.txt; nohup ~/anaconda3/bin/python3 fetch.py &amp; &quot;" office:value-type="string" office:string-value="cd ~/Downloads/oeis/ ; mkdir data ; echo 161304 &gt; begin.txt ; echo 161304 &gt; lastans.txt ; echo 167508 &gt; end.txt; nohup ~/anaconda3/bin/python3 fetch.py &amp; " calcext:value-type="string">
            <text:p>cd ~/Downloads/oeis/ ; mkdir data ; echo 161304 &gt; begin.txt ; echo 161304 &gt; lastans.txt ; echo 16750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8]&amp;&quot;_&quot;&amp;[.C28]&amp;&quot;.zip data&quot;" office:value-type="string" office:string-value="zip -r data_161304_167508.zip data" calcext:value-type="string">
            <text:p>zip -r data_161304_167508.zip data</text:p>
          </table:table-cell>
          <table:table-cell table:formula="of:=&quot;scp &quot;&amp;[.A28]&amp;&quot;:~/Downloads/oeis/data_&quot;&amp;[.B28]&amp;&quot;_&quot;&amp;[.C28]&amp;&quot;.zip .&quot;" office:value-type="string" office:string-value="scp 120.79.26.62:~/Downloads/oeis/data_161304_167508.zip ." calcext:value-type="string">
            <text:p>scp 120.79.26.62:~/Downloads/oeis/data_161304_167508.zip .</text:p>
          </table:table-cell>
        </table:table-row>
        <table:table-row table:style-name="ro1">
          <table:table-cell office:value-type="string" calcext:value-type="string">
            <text:p>120.77.208.166</text:p>
          </table:table-cell>
          <table:table-cell office:value-type="float" office:value="167508" calcext:value-type="float">
            <text:p>167508</text:p>
          </table:table-cell>
          <table:table-cell office:value-type="float" office:value="173712" calcext:value-type="float">
            <text:p>173712</text:p>
          </table:table-cell>
          <table:table-cell table:formula="of:=&quot;scp * &quot;&amp;[.A29]&amp;&quot;:~/Downloads/oeis/&quot;" office:value-type="string" office:string-value="scp * 120.77.208.166:~/Downloads/oeis/" calcext:value-type="string">
            <text:p>scp * 120.77.208.166:~/Downloads/oeis/</text:p>
          </table:table-cell>
          <table:table-cell table:formula="of:=&quot;ssh &quot;&amp;[.A29]" office:value-type="string" office:string-value="ssh 120.77.208.166" calcext:value-type="string">
            <text:p>ssh 120.77.208.166</text:p>
          </table:table-cell>
          <table:table-cell table:formula="of:=&quot;cd ~/Downloads/oeis/ ; mkdir data ; echo &quot; &amp; [.B29] &amp; &quot; &gt; begin.txt ; echo &quot; &amp; [.B29] &amp; &quot; &gt; lastans.txt ; echo &quot; &amp; [.C29] &amp; &quot; &gt; end.txt; nohup ~/anaconda3/bin/python3 fetch.py &amp; &quot;" office:value-type="string" office:string-value="cd ~/Downloads/oeis/ ; mkdir data ; echo 167508 &gt; begin.txt ; echo 167508 &gt; lastans.txt ; echo 173712 &gt; end.txt; nohup ~/anaconda3/bin/python3 fetch.py &amp; " calcext:value-type="string">
            <text:p>cd ~/Downloads/oeis/ ; mkdir data ; echo 167508 &gt; begin.txt ; echo 167508 &gt; lastans.txt ; echo 17371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29]&amp;&quot;_&quot;&amp;[.C29]&amp;&quot;.zip data&quot;" office:value-type="string" office:string-value="zip -r data_167508_173712.zip data" calcext:value-type="string">
            <text:p>zip -r data_167508_173712.zip data</text:p>
          </table:table-cell>
          <table:table-cell table:formula="of:=&quot;scp &quot;&amp;[.A29]&amp;&quot;:~/Downloads/oeis/data_&quot;&amp;[.B29]&amp;&quot;_&quot;&amp;[.C29]&amp;&quot;.zip .&quot;" office:value-type="string" office:string-value="scp 120.77.208.166:~/Downloads/oeis/data_167508_173712.zip ." calcext:value-type="string">
            <text:p>scp 120.77.208.166:~/Downloads/oeis/data_167508_173712.zip .</text:p>
          </table:table-cell>
        </table:table-row>
        <table:table-row table:style-name="ro1">
          <table:table-cell office:value-type="string" calcext:value-type="string">
            <text:p>39.108.158.74</text:p>
          </table:table-cell>
          <table:table-cell office:value-type="float" office:value="173712" calcext:value-type="float">
            <text:p>173712</text:p>
          </table:table-cell>
          <table:table-cell office:value-type="float" office:value="179916" calcext:value-type="float">
            <text:p>179916</text:p>
          </table:table-cell>
          <table:table-cell table:formula="of:=&quot;scp * &quot;&amp;[.A30]&amp;&quot;:~/Downloads/oeis/&quot;" office:value-type="string" office:string-value="scp * 39.108.158.74:~/Downloads/oeis/" calcext:value-type="string">
            <text:p>scp * 39.108.158.74:~/Downloads/oeis/</text:p>
          </table:table-cell>
          <table:table-cell table:formula="of:=&quot;ssh &quot;&amp;[.A30]" office:value-type="string" office:string-value="ssh 39.108.158.74" calcext:value-type="string">
            <text:p>ssh 39.108.158.74</text:p>
          </table:table-cell>
          <table:table-cell table:formula="of:=&quot;cd ~/Downloads/oeis/ ; mkdir data ; echo &quot; &amp; [.B30] &amp; &quot; &gt; begin.txt ; echo &quot; &amp; [.B30] &amp; &quot; &gt; lastans.txt ; echo &quot; &amp; [.C30] &amp; &quot; &gt; end.txt; nohup ~/anaconda3/bin/python3 fetch.py &amp; &quot;" office:value-type="string" office:string-value="cd ~/Downloads/oeis/ ; mkdir data ; echo 173712 &gt; begin.txt ; echo 173712 &gt; lastans.txt ; echo 179916 &gt; end.txt; nohup ~/anaconda3/bin/python3 fetch.py &amp; " calcext:value-type="string">
            <text:p>cd ~/Downloads/oeis/ ; mkdir data ; echo 173712 &gt; begin.txt ; echo 173712 &gt; lastans.txt ; echo 17991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30]&amp;&quot;_&quot;&amp;[.C30]&amp;&quot;.zip data&quot;" office:value-type="string" office:string-value="zip -r data_173712_179916.zip data" calcext:value-type="string">
            <text:p>zip -r data_173712_179916.zip data</text:p>
          </table:table-cell>
          <table:table-cell table:formula="of:=&quot;scp &quot;&amp;[.A30]&amp;&quot;:~/Downloads/oeis/data_&quot;&amp;[.B30]&amp;&quot;_&quot;&amp;[.C30]&amp;&quot;.zip .&quot;" office:value-type="string" office:string-value="scp 39.108.158.74:~/Downloads/oeis/data_173712_179916.zip ." calcext:value-type="string">
            <text:p>scp 39.108.158.74:~/Downloads/oeis/data_173712_179916.zip .</text:p>
          </table:table-cell>
        </table:table-row>
        <table:table-row table:style-name="ro1">
          <table:table-cell office:value-type="string" calcext:value-type="string">
            <text:p>39.108.121.162</text:p>
          </table:table-cell>
          <table:table-cell office:value-type="float" office:value="179916" calcext:value-type="float">
            <text:p>179916</text:p>
          </table:table-cell>
          <table:table-cell office:value-type="float" office:value="186119" calcext:value-type="float">
            <text:p>186119</text:p>
          </table:table-cell>
          <table:table-cell table:formula="of:=&quot;scp * &quot;&amp;[.A31]&amp;&quot;:~/Downloads/oeis/&quot;" office:value-type="string" office:string-value="scp * 39.108.121.162:~/Downloads/oeis/" calcext:value-type="string">
            <text:p>scp * 39.108.121.162:~/Downloads/oeis/</text:p>
          </table:table-cell>
          <table:table-cell table:formula="of:=&quot;ssh &quot;&amp;[.A31]" office:value-type="string" office:string-value="ssh 39.108.121.162" calcext:value-type="string">
            <text:p>ssh 39.108.121.162</text:p>
          </table:table-cell>
          <table:table-cell table:formula="of:=&quot;cd ~/Downloads/oeis/ ; mkdir data ; echo &quot; &amp; [.B31] &amp; &quot; &gt; begin.txt ; echo &quot; &amp; [.B31] &amp; &quot; &gt; lastans.txt ; echo &quot; &amp; [.C31] &amp; &quot; &gt; end.txt; nohup ~/anaconda3/bin/python3 fetch.py &amp; &quot;" office:value-type="string" office:string-value="cd ~/Downloads/oeis/ ; mkdir data ; echo 179916 &gt; begin.txt ; echo 179916 &gt; lastans.txt ; echo 186119 &gt; end.txt; nohup ~/anaconda3/bin/python3 fetch.py &amp; " calcext:value-type="string">
            <text:p>cd ~/Downloads/oeis/ ; mkdir data ; echo 179916 &gt; begin.txt ; echo 179916 &gt; lastans.txt ; echo 186119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begin.txt; echo; cat lastans.txt; echo ; cat end.txt;</text:p>
          </table:table-cell>
          <table:table-cell table:formula="of:=&quot;zip -r data_&quot;&amp;[.B31]&amp;&quot;_&quot;&amp;[.C31]&amp;&quot;.zip data&quot;" office:value-type="string" office:string-value="zip -r data_179916_186119.zip data" calcext:value-type="string">
            <text:p>zip -r data_179916_186119.zip data</text:p>
          </table:table-cell>
          <table:table-cell table:formula="of:=&quot;scp &quot;&amp;[.A31]&amp;&quot;:~/Downloads/oeis/data_&quot;&amp;[.B31]&amp;&quot;_&quot;&amp;[.C31]&amp;&quot;.zip .&quot;" office:value-type="string" office:string-value="scp 39.108.121.162:~/Downloads/oeis/data_179916_186119.zip ." calcext:value-type="string">
            <text:p>scp 39.108.121.162:~/Downloads/oeis/data_179916_186119.zip 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2:27:38.142242023</meta:creation-date>
    <meta:generator>LibreOffice/5.2.2.2$Linux_X86_64 LibreOffice_project/20m0$Build-2</meta:generator>
    <dc:date>2018-03-04T16:42:59.304427977</dc:date>
    <meta:editing-duration>PT3H24M29S</meta:editing-duration>
    <meta:editing-cycles>6</meta:editing-cycles>
    <meta:document-statistic meta:table-count="1" meta:cell-count="310" meta:object-count="0"/>
  </office:meta>
</office:document-meta>
</file>